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0.25pt"/>
    </style:style>
    <style:style style:name="co2" style:family="table-column">
      <style:table-column-properties fo:break-before="auto" style:column-width="235.4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ml_app</text:p>
          </table:table-cell>
          <table:table-cell table:style-name="ce2" table:number-columns-repeated="1023"/>
        </table:table-row>
        <table:table-row table:style-name="ro1">
          <table:table-cell office:value-type="string" calcext:value-type="string">
            <text:p>accuracy_score_history</text:p>
          </table:table-cell>
          <table:table-cell office:value-type="string" calcext:value-type="string">
            <text:p>accuracy_scores</text:p>
          </table:table-cell>
          <table:table-cell table:formula="of:=CONCATENATE(&quot;select column_name from information_schema.columns where table_name = '&quot;; [.B2]; &quot;' and column_name not in (select column_name from information_schema.columns where table_name = '&quot;; [.A2]; &quot;');&quot;)" office:value-type="string" office:string-value="select column_name from information_schema.columns where table_name = 'accuracy_scores' and column_name not in (select column_name from information_schema.columns where table_name = 'accuracy_score_history');" calcext:value-type="string">
            <text:p>select column_name from information_schema.columns where table_name = 'accuracy_scores' and column_name not in (select column_name from information_schema.columns where table_name = 'accuracy_score_history'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tivity_log_bhs_assignment_history</text:p>
          </table:table-cell>
          <table:table-cell office:value-type="string" calcext:value-type="string">
            <text:p>activity_log_bhs_assignments</text:p>
          </table:table-cell>
          <table:table-cell table:formula="of:=CONCATENATE(&quot;select column_name from information_schema.columns where table_name = '&quot;; [.B3]; &quot;' and column_name not in (select column_name from information_schema.columns where table_name = '&quot;; [.A3]; &quot;');&quot;)" office:value-type="string" office:string-value="select column_name from information_schema.columns where table_name = 'activity_log_bhs_assignments' and column_name not in (select column_name from information_schema.columns where table_name = 'activity_log_bhs_assignment_history');" calcext:value-type="string">
            <text:p>select column_name from information_schema.columns where table_name = 'activity_log_bhs_assignments' and column_name not in (select column_name from information_schema.columns where table_name = 'activity_log_bhs_assignment_history'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tivity_log_player_contact_phone_history</text:p>
          </table:table-cell>
          <table:table-cell office:value-type="string" calcext:value-type="string">
            <text:p>activity_log_player_contact_phones</text:p>
          </table:table-cell>
          <table:table-cell table:formula="of:=CONCATENATE(&quot;select column_name from information_schema.columns where table_name = '&quot;; [.B4]; &quot;' and column_name not in (select column_name from information_schema.columns where table_name = '&quot;; [.A4]; &quot;');&quot;)" office:value-type="string" office:string-value="select column_name from information_schema.columns where table_name = 'activity_log_player_contact_phones' and column_name not in (select column_name from information_schema.columns where table_name = 'activity_log_player_contact_phone_history');" calcext:value-type="string">
            <text:p>select column_name from information_schema.columns where table_name = 'activity_log_player_contact_phones' and column_name not in (select column_name from information_schema.columns where table_name = 'activity_log_player_contact_phone_history'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tivity_log_history</text:p>
          </table:table-cell>
          <table:table-cell office:value-type="string" calcext:value-type="string">
            <text:p>activity_logs</text:p>
          </table:table-cell>
          <table:table-cell table:formula="of:=CONCATENATE(&quot;select column_name from information_schema.columns where table_name = '&quot;; [.B5]; &quot;' and column_name not in (select column_name from information_schema.columns where table_name = '&quot;; [.A5]; &quot;');&quot;)" office:value-type="string" office:string-value="select column_name from information_schema.columns where table_name = 'activity_logs' and column_name not in (select column_name from information_schema.columns where table_name = 'activity_log_history');" calcext:value-type="string">
            <text:p>select column_name from information_schema.columns where table_name = 'activity_logs' and column_name not in (select column_name from information_schema.columns where table_name = 'activity_log_history'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dress_history</text:p>
          </table:table-cell>
          <table:table-cell office:value-type="string" calcext:value-type="string">
            <text:p>addresses</text:p>
          </table:table-cell>
          <table:table-cell table:formula="of:=CONCATENATE(&quot;select column_name from information_schema.columns where table_name = '&quot;; [.B6]; &quot;' and column_name not in (select column_name from information_schema.columns where table_name = '&quot;; [.A6]; &quot;');&quot;)" office:value-type="string" office:string-value="select column_name from information_schema.columns where table_name = 'addresses' and column_name not in (select column_name from information_schema.columns where table_name = 'address_history');" calcext:value-type="string">
            <text:p>select column_name from information_schema.columns where table_name = 'addresses' and column_name not in (select column_name from information_schema.columns where table_name = 'address_history'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min_history</text:p>
          </table:table-cell>
          <table:table-cell office:value-type="string" calcext:value-type="string">
            <text:p>admins</text:p>
          </table:table-cell>
          <table:table-cell table:formula="of:=CONCATENATE(&quot;select column_name from information_schema.columns where table_name = '&quot;; [.B7]; &quot;' and column_name not in (select column_name from information_schema.columns where table_name = '&quot;; [.A7]; &quot;');&quot;)" office:value-type="string" office:string-value="select column_name from information_schema.columns where table_name = 'admins' and column_name not in (select column_name from information_schema.columns where table_name = 'admin_history');" calcext:value-type="string">
            <text:p>select column_name from information_schema.columns where table_name = 'admins' and column_name not in (select column_name from information_schema.columns where table_name = 'admin_history'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_configuration_history</text:p>
          </table:table-cell>
          <table:table-cell office:value-type="string" calcext:value-type="string">
            <text:p>app_configurations</text:p>
          </table:table-cell>
          <table:table-cell table:formula="of:=CONCATENATE(&quot;select column_name from information_schema.columns where table_name = '&quot;; [.B8]; &quot;' and column_name not in (select column_name from information_schema.columns where table_name = '&quot;; [.A8]; &quot;');&quot;)" office:value-type="string" office:string-value="select column_name from information_schema.columns where table_name = 'app_configurations' and column_name not in (select column_name from information_schema.columns where table_name = 'app_configuration_history');" calcext:value-type="string">
            <text:p>select column_name from information_schema.columns where table_name = 'app_configurations' and column_name not in (select column_name from information_schema.columns where table_name = 'app_configuration_history'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_type_history</text:p>
          </table:table-cell>
          <table:table-cell office:value-type="string" calcext:value-type="string">
            <text:p>app_types</text:p>
          </table:table-cell>
          <table:table-cell table:formula="of:=CONCATENATE(&quot;select column_name from information_schema.columns where table_name = '&quot;; [.B9]; &quot;' and column_name not in (select column_name from information_schema.columns where table_name = '&quot;; [.A9]; &quot;');&quot;)" office:value-type="string" office:string-value="select column_name from information_schema.columns where table_name = 'app_types' and column_name not in (select column_name from information_schema.columns where table_name = 'app_type_history');" calcext:value-type="string">
            <text:p>select column_name from information_schema.columns where table_name = 'app_types' and column_name not in (select column_name from information_schema.columns where table_name = 'app_type_history'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lege_history</text:p>
          </table:table-cell>
          <table:table-cell office:value-type="string" calcext:value-type="string">
            <text:p>colleges</text:p>
          </table:table-cell>
          <table:table-cell table:formula="of:=CONCATENATE(&quot;select column_name from information_schema.columns where table_name = '&quot;; [.B10]; &quot;' and column_name not in (select column_name from information_schema.columns where table_name = '&quot;; [.A10]; &quot;');&quot;)" office:value-type="string" office:string-value="select column_name from information_schema.columns where table_name = 'colleges' and column_name not in (select column_name from information_schema.columns where table_name = 'college_history');" calcext:value-type="string">
            <text:p>select column_name from information_schema.columns where table_name = 'colleges' and column_name not in (select column_name from information_schema.columns where table_name = 'college_history'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ynamic_model_history</text:p>
          </table:table-cell>
          <table:table-cell office:value-type="string" calcext:value-type="string">
            <text:p>dynamic_models</text:p>
          </table:table-cell>
          <table:table-cell table:formula="of:=CONCATENATE(&quot;select column_name from information_schema.columns where table_name = '&quot;; [.B11]; &quot;' and column_name not in (select column_name from information_schema.columns where table_name = '&quot;; [.A11]; &quot;');&quot;)" office:value-type="string" office:string-value="select column_name from information_schema.columns where table_name = 'dynamic_models' and column_name not in (select column_name from information_schema.columns where table_name = 'dynamic_model_history');" calcext:value-type="string">
            <text:p>select column_name from information_schema.columns where table_name = 'dynamic_models' and column_name not in (select column_name from information_schema.columns where table_name = 'dynamic_model_history'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ternal_identifier_history</text:p>
          </table:table-cell>
          <table:table-cell office:value-type="string" calcext:value-type="string">
            <text:p>external_identifiers</text:p>
          </table:table-cell>
          <table:table-cell table:formula="of:=CONCATENATE(&quot;select column_name from information_schema.columns where table_name = '&quot;; [.B12]; &quot;' and column_name not in (select column_name from information_schema.columns where table_name = '&quot;; [.A12]; &quot;');&quot;)" office:value-type="string" office:string-value="select column_name from information_schema.columns where table_name = 'external_identifiers' and column_name not in (select column_name from information_schema.columns where table_name = 'external_identifier_history');" calcext:value-type="string">
            <text:p>select column_name from information_schema.columns where table_name = 'external_identifiers' and column_name not in (select column_name from information_schema.columns where table_name = 'external_identifier_history'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ternal_link_history</text:p>
          </table:table-cell>
          <table:table-cell office:value-type="string" calcext:value-type="string">
            <text:p>external_links</text:p>
          </table:table-cell>
          <table:table-cell table:formula="of:=CONCATENATE(&quot;select column_name from information_schema.columns where table_name = '&quot;; [.B13]; &quot;' and column_name not in (select column_name from information_schema.columns where table_name = '&quot;; [.A13]; &quot;');&quot;)" office:value-type="string" office:string-value="select column_name from information_schema.columns where table_name = 'external_links' and column_name not in (select column_name from information_schema.columns where table_name = 'external_link_history');" calcext:value-type="string">
            <text:p>select column_name from information_schema.columns where table_name = 'external_links' and column_name not in (select column_name from information_schema.columns where table_name = 'external_link_history'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neral_selection_history</text:p>
          </table:table-cell>
          <table:table-cell office:value-type="string" calcext:value-type="string">
            <text:p>general_selections</text:p>
          </table:table-cell>
          <table:table-cell table:formula="of:=CONCATENATE(&quot;select column_name from information_schema.columns where table_name = '&quot;; [.B14]; &quot;' and column_name not in (select column_name from information_schema.columns where table_name = '&quot;; [.A14]; &quot;');&quot;)" office:value-type="string" office:string-value="select column_name from information_schema.columns where table_name = 'general_selections' and column_name not in (select column_name from information_schema.columns where table_name = 'general_selection_history');" calcext:value-type="string">
            <text:p>select column_name from information_schema.columns where table_name = 'general_selections' and column_name not in (select column_name from information_schema.columns where table_name = 'general_selection_history'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tem_flag_history</text:p>
          </table:table-cell>
          <table:table-cell office:value-type="string" calcext:value-type="string">
            <text:p>item_flags</text:p>
          </table:table-cell>
          <table:table-cell table:formula="of:=CONCATENATE(&quot;select column_name from information_schema.columns where table_name = '&quot;; [.B15]; &quot;' and column_name not in (select column_name from information_schema.columns where table_name = '&quot;; [.A15]; &quot;');&quot;)" office:value-type="string" office:string-value="select column_name from information_schema.columns where table_name = 'item_flags' and column_name not in (select column_name from information_schema.columns where table_name = 'item_flag_history');" calcext:value-type="string">
            <text:p>select column_name from information_schema.columns where table_name = 'item_flags' and column_name not in (select column_name from information_schema.columns where table_name = 'item_flag_history'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tem_flag_name_history</text:p>
          </table:table-cell>
          <table:table-cell office:value-type="string" calcext:value-type="string">
            <text:p>item_flag_names</text:p>
          </table:table-cell>
          <table:table-cell table:formula="of:=CONCATENATE(&quot;select column_name from information_schema.columns where table_name = '&quot;; [.B16]; &quot;' and column_name not in (select column_name from information_schema.columns where table_name = '&quot;; [.A16]; &quot;');&quot;)" office:value-type="string" office:string-value="select column_name from information_schema.columns where table_name = 'item_flag_names' and column_name not in (select column_name from information_schema.columns where table_name = 'item_flag_name_history');" calcext:value-type="string">
            <text:p>select column_name from information_schema.columns where table_name = 'item_flag_names' and column_name not in (select column_name from information_schema.columns where table_name = 'item_flag_name_history'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ssage_template_history</text:p>
          </table:table-cell>
          <table:table-cell office:value-type="string" calcext:value-type="string">
            <text:p>message_templates</text:p>
          </table:table-cell>
          <table:table-cell table:formula="of:=CONCATENATE(&quot;select column_name from information_schema.columns where table_name = '&quot;; [.B17]; &quot;' and column_name not in (select column_name from information_schema.columns where table_name = '&quot;; [.A17]; &quot;');&quot;)" office:value-type="string" office:string-value="select column_name from information_schema.columns where table_name = 'message_templates' and column_name not in (select column_name from information_schema.columns where table_name = 'message_template_history');" calcext:value-type="string">
            <text:p>select column_name from information_schema.columns where table_name = 'message_templates' and column_name not in (select column_name from information_schema.columns where table_name = 'message_template_history'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ge_layout_history</text:p>
          </table:table-cell>
          <table:table-cell office:value-type="string" calcext:value-type="string">
            <text:p>page_layouts</text:p>
          </table:table-cell>
          <table:table-cell table:formula="of:=CONCATENATE(&quot;select column_name from information_schema.columns where table_name = '&quot;; [.B18]; &quot;' and column_name not in (select column_name from information_schema.columns where table_name = '&quot;; [.A18]; &quot;');&quot;)" office:value-type="string" office:string-value="select column_name from information_schema.columns where table_name = 'page_layouts' and column_name not in (select column_name from information_schema.columns where table_name = 'page_layout_history');" calcext:value-type="string">
            <text:p>select column_name from information_schema.columns where table_name = 'page_layouts' and column_name not in (select column_name from information_schema.columns where table_name = 'page_layout_history'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yer_contact_history</text:p>
          </table:table-cell>
          <table:table-cell office:value-type="string" calcext:value-type="string">
            <text:p>player_contacts</text:p>
          </table:table-cell>
          <table:table-cell table:formula="of:=CONCATENATE(&quot;select column_name from information_schema.columns where table_name = '&quot;; [.B19]; &quot;' and column_name not in (select column_name from information_schema.columns where table_name = '&quot;; [.A19]; &quot;');&quot;)" office:value-type="string" office:string-value="select column_name from information_schema.columns where table_name = 'player_contacts' and column_name not in (select column_name from information_schema.columns where table_name = 'player_contact_history');" calcext:value-type="string">
            <text:p>select column_name from information_schema.columns where table_name = 'player_contacts' and column_name not in (select column_name from information_schema.columns where table_name = 'player_contact_history'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yer_info_history</text:p>
          </table:table-cell>
          <table:table-cell office:value-type="string" calcext:value-type="string">
            <text:p>player_infos</text:p>
          </table:table-cell>
          <table:table-cell table:formula="of:=CONCATENATE(&quot;select column_name from information_schema.columns where table_name = '&quot;; [.B20]; &quot;' and column_name not in (select column_name from information_schema.columns where table_name = '&quot;; [.A20]; &quot;');&quot;)" office:value-type="string" office:string-value="select column_name from information_schema.columns where table_name = 'player_infos' and column_name not in (select column_name from information_schema.columns where table_name = 'player_info_history');" calcext:value-type="string">
            <text:p>select column_name from information_schema.columns where table_name = 'player_infos' and column_name not in (select column_name from information_schema.columns where table_name = 'player_info_history'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tocol_event_history</text:p>
          </table:table-cell>
          <table:table-cell office:value-type="string" calcext:value-type="string">
            <text:p>protocol_events</text:p>
          </table:table-cell>
          <table:table-cell table:formula="of:=CONCATENATE(&quot;select column_name from information_schema.columns where table_name = '&quot;; [.B21]; &quot;' and column_name not in (select column_name from information_schema.columns where table_name = '&quot;; [.A21]; &quot;');&quot;)" office:value-type="string" office:string-value="select column_name from information_schema.columns where table_name = 'protocol_events' and column_name not in (select column_name from information_schema.columns where table_name = 'protocol_event_history');" calcext:value-type="string">
            <text:p>select column_name from information_schema.columns where table_name = 'protocol_events' and column_name not in (select column_name from information_schema.columns where table_name = 'protocol_event_history'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tocol_history</text:p>
          </table:table-cell>
          <table:table-cell office:value-type="string" calcext:value-type="string">
            <text:p>protocols</text:p>
          </table:table-cell>
          <table:table-cell table:formula="of:=CONCATENATE(&quot;select column_name from information_schema.columns where table_name = '&quot;; [.B22]; &quot;' and column_name not in (select column_name from information_schema.columns where table_name = '&quot;; [.A22]; &quot;');&quot;)" office:value-type="string" office:string-value="select column_name from information_schema.columns where table_name = 'protocols' and column_name not in (select column_name from information_schema.columns where table_name = 'protocol_history');" calcext:value-type="string">
            <text:p>select column_name from information_schema.columns where table_name = 'protocols' and column_name not in (select column_name from information_schema.columns where table_name = 'protocol_history'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ort_history</text:p>
          </table:table-cell>
          <table:table-cell office:value-type="string" calcext:value-type="string">
            <text:p>reports</text:p>
          </table:table-cell>
          <table:table-cell table:formula="of:=CONCATENATE(&quot;select column_name from information_schema.columns where table_name = '&quot;; [.B23]; &quot;' and column_name not in (select column_name from information_schema.columns where table_name = '&quot;; [.A23]; &quot;');&quot;)" office:value-type="string" office:string-value="select column_name from information_schema.columns where table_name = 'reports' and column_name not in (select column_name from information_schema.columns where table_name = 'report_history');" calcext:value-type="string">
            <text:p>select column_name from information_schema.columns where table_name = 'reports' and column_name not in (select column_name from information_schema.columns where table_name = 'report_history'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b_process_history</text:p>
          </table:table-cell>
          <table:table-cell office:value-type="string" calcext:value-type="string">
            <text:p>sub_processes</text:p>
          </table:table-cell>
          <table:table-cell table:formula="of:=CONCATENATE(&quot;select column_name from information_schema.columns where table_name = '&quot;; [.B24]; &quot;' and column_name not in (select column_name from information_schema.columns where table_name = '&quot;; [.A24]; &quot;');&quot;)" office:value-type="string" office:string-value="select column_name from information_schema.columns where table_name = 'sub_processes' and column_name not in (select column_name from information_schema.columns where table_name = 'sub_process_history');" calcext:value-type="string">
            <text:p>select column_name from information_schema.columns where table_name = 'sub_processes' and column_name not in (select column_name from information_schema.columns where table_name = 'sub_process_history'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er_authorization_history</text:p>
          </table:table-cell>
          <table:table-cell office:value-type="string" calcext:value-type="string">
            <text:p>user_authorizations</text:p>
          </table:table-cell>
          <table:table-cell table:formula="of:=CONCATENATE(&quot;select column_name from information_schema.columns where table_name = '&quot;; [.B25]; &quot;' and column_name not in (select column_name from information_schema.columns where table_name = '&quot;; [.A25]; &quot;');&quot;)" office:value-type="string" office:string-value="select column_name from information_schema.columns where table_name = 'user_authorizations' and column_name not in (select column_name from information_schema.columns where table_name = 'user_authorization_history');" calcext:value-type="string">
            <text:p>select column_name from information_schema.columns where table_name = 'user_authorizations' and column_name not in (select column_name from information_schema.columns where table_name = 'user_authorization_history'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er_history</text:p>
          </table:table-cell>
          <table:table-cell office:value-type="string" calcext:value-type="string">
            <text:p>users</text:p>
          </table:table-cell>
          <table:table-cell table:formula="of:=CONCATENATE(&quot;select column_name from information_schema.columns where table_name = '&quot;; [.B26]; &quot;' and column_name not in (select column_name from information_schema.columns where table_name = '&quot;; [.A26]; &quot;');&quot;)" office:value-type="string" office:string-value="select column_name from information_schema.columns where table_name = 'users' and column_name not in (select column_name from information_schema.columns where table_name = 'user_history');" calcext:value-type="string">
            <text:p>select column_name from information_schema.columns where table_name = 'users' and column_name not in (select column_name from information_schema.columns where table_name = 'user_history'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er_access_control_history</text:p>
          </table:table-cell>
          <table:table-cell office:value-type="string" calcext:value-type="string">
            <text:p>user_access_controls</text:p>
          </table:table-cell>
          <table:table-cell table:formula="of:=CONCATENATE(&quot;select column_name from information_schema.columns where table_name = '&quot;; [.B27]; &quot;' and column_name not in (select column_name from information_schema.columns where table_name = '&quot;; [.A27]; &quot;');&quot;)" office:value-type="string" office:string-value="select column_name from information_schema.columns where table_name = 'user_access_controls' and column_name not in (select column_name from information_schema.columns where table_name = 'user_access_control_history');" calcext:value-type="string">
            <text:p>select column_name from information_schema.columns where table_name = 'user_access_controls' and column_name not in (select column_name from information_schema.columns where table_name = 'user_access_control_history'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er_role_history</text:p>
          </table:table-cell>
          <table:table-cell office:value-type="string" calcext:value-type="string">
            <text:p>user_roles</text:p>
          </table:table-cell>
          <table:table-cell table:formula="of:=CONCATENATE(&quot;select column_name from information_schema.columns where table_name = '&quot;; [.B28]; &quot;' and column_name not in (select column_name from information_schema.columns where table_name = '&quot;; [.A28]; &quot;');&quot;)" office:value-type="string" office:string-value="select column_name from information_schema.columns where table_name = 'user_roles' and column_name not in (select column_name from information_schema.columns where table_name = 'user_role_history');" calcext:value-type="string">
            <text:p>select column_name from information_schema.columns where table_name = 'user_roles' and column_name not in (select column_name from information_schema.columns where table_name = 'user_role_history');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nfs_store_filters</text:p>
          </table:table-cell>
          <table:table-cell table:formula="of:=CONCATENATE(&quot;select column_name from information_schema.columns where table_name = '&quot;; [.B29]; &quot;' and column_name not in (select column_name from information_schema.columns where table_name = '&quot;; [.A29]; &quot;');&quot;)" office:value-type="string" office:string-value="select column_name from information_schema.columns where table_name = 'nfs_store_filters' and column_name not in (select column_name from information_schema.columns where table_name = 'nfs_store_filters');" calcext:value-type="string">
            <text:p>select column_name from information_schema.columns where table_name = 'nfs_store_filters' and column_name not in (select column_name from information_schema.columns where table_name = 'nfs_store_filters'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fs_store_archived_file_history</text:p>
          </table:table-cell>
          <table:table-cell office:value-type="string" calcext:value-type="string">
            <text:p>nfs_store_archived_files</text:p>
          </table:table-cell>
          <table:table-cell table:formula="of:=CONCATENATE(&quot;select column_name from information_schema.columns where table_name = '&quot;; [.B30]; &quot;' and column_name not in (select column_name from information_schema.columns where table_name = '&quot;; [.A30]; &quot;');&quot;)" office:value-type="string" office:string-value="select column_name from information_schema.columns where table_name = 'nfs_store_archived_files' and column_name not in (select column_name from information_schema.columns where table_name = 'nfs_store_archived_file_history');" calcext:value-type="string">
            <text:p>select column_name from information_schema.columns where table_name = 'nfs_store_archived_files' and column_name not in (select column_name from information_schema.columns where table_name = 'nfs_store_archived_file_history'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fs_store_container_history</text:p>
          </table:table-cell>
          <table:table-cell office:value-type="string" calcext:value-type="string">
            <text:p>nfs_store_containers</text:p>
          </table:table-cell>
          <table:table-cell table:formula="of:=CONCATENATE(&quot;select column_name from information_schema.columns where table_name = '&quot;; [.B31]; &quot;' and column_name not in (select column_name from information_schema.columns where table_name = '&quot;; [.A31]; &quot;');&quot;)" office:value-type="string" office:string-value="select column_name from information_schema.columns where table_name = 'nfs_store_containers' and column_name not in (select column_name from information_schema.columns where table_name = 'nfs_store_container_history');" calcext:value-type="string">
            <text:p>select column_name from information_schema.columns where table_name = 'nfs_store_containers' and column_name not in (select column_name from information_schema.columns where table_name = 'nfs_store_container_history');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nfs_store_stored_files</text:p>
          </table:table-cell>
          <table:table-cell table:formula="of:=CONCATENATE(&quot;select column_name from information_schema.columns where table_name = '&quot;; [.B32]; &quot;' and column_name not in (select column_name from information_schema.columns where table_name = '&quot;; [.A32]; &quot;');&quot;)" office:value-type="string" office:string-value="select column_name from information_schema.columns where table_name = 'nfs_store_stored_files' and column_name not in (select column_name from information_schema.columns where table_name = 'nfs_store_stored_files');" calcext:value-type="string">
            <text:p>select column_name from information_schema.columns where table_name = 'nfs_store_stored_files' and column_name not in (select column_name from information_schema.columns where table_name = 'nfs_store_stored_files');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" office:value-type="string" calcext:value-type="string">
            <text:p>ipa_ops</text:p>
          </table:table-cell>
          <table:table-cell table:style-name="ce2" table:number-columns-repeated="1023"/>
        </table:table-row>
        <table:table-row table:style-name="ro1">
          <table:table-cell office:value-type="string" calcext:value-type="string">
            <text:p>activity_log_ipa_assignment_adverse_event_history</text:p>
          </table:table-cell>
          <table:table-cell office:value-type="string" calcext:value-type="string">
            <text:p>activity_log_ipa_assignment_adverse_events</text:p>
          </table:table-cell>
          <table:table-cell table:formula="of:=CONCATENATE(&quot;select column_name from information_schema.columns where table_name = '&quot;; [.B39]; &quot;' and column_name not in (select column_name from information_schema.columns where table_name = '&quot;; [.A39]; &quot;');&quot;)" office:value-type="string" office:string-value="select column_name from information_schema.columns where table_name = 'activity_log_ipa_assignment_adverse_events' and column_name not in (select column_name from information_schema.columns where table_name = 'activity_log_ipa_assignment_adverse_event_history');" calcext:value-type="string">
            <text:p>select column_name from information_schema.columns where table_name = 'activity_log_ipa_assignment_adverse_events' and column_name not in (select column_name from information_schema.columns where table_name = 'activity_log_ipa_assignment_adverse_event_history'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tivity_log_ipa_assignment_history</text:p>
          </table:table-cell>
          <table:table-cell office:value-type="string" calcext:value-type="string">
            <text:p>activity_log_ipa_assignments</text:p>
          </table:table-cell>
          <table:table-cell table:formula="of:=CONCATENATE(&quot;select column_name from information_schema.columns where table_name = '&quot;; [.B40]; &quot;' and column_name not in (select column_name from information_schema.columns where table_name = '&quot;; [.A40]; &quot;');&quot;)" office:value-type="string" office:string-value="select column_name from information_schema.columns where table_name = 'activity_log_ipa_assignments' and column_name not in (select column_name from information_schema.columns where table_name = 'activity_log_ipa_assignment_history');" calcext:value-type="string">
            <text:p>select column_name from information_schema.columns where table_name = 'activity_log_ipa_assignments' and column_name not in (select column_name from information_schema.columns where table_name = 'activity_log_ipa_assignment_history'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tivity_log_ipa_assignment_inex_checklist_history</text:p>
          </table:table-cell>
          <table:table-cell office:value-type="string" calcext:value-type="string">
            <text:p>activity_log_ipa_assignment_inex_checklists</text:p>
          </table:table-cell>
          <table:table-cell table:formula="of:=CONCATENATE(&quot;select column_name from information_schema.columns where table_name = '&quot;; [.B41]; &quot;' and column_name not in (select column_name from information_schema.columns where table_name = '&quot;; [.A41]; &quot;');&quot;)" office:value-type="string" office:string-value="select column_name from information_schema.columns where table_name = 'activity_log_ipa_assignment_inex_checklists' and column_name not in (select column_name from information_schema.columns where table_name = 'activity_log_ipa_assignment_inex_checklist_history');" calcext:value-type="string">
            <text:p>select column_name from information_schema.columns where table_name = 'activity_log_ipa_assignment_inex_checklists' and column_name not in (select column_name from information_schema.columns where table_name = 'activity_log_ipa_assignment_inex_checklist_history'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tivity_log_ipa_assignment_navigation_history</text:p>
          </table:table-cell>
          <table:table-cell office:value-type="string" calcext:value-type="string">
            <text:p>activity_log_ipa_assignment_navigations</text:p>
          </table:table-cell>
          <table:table-cell table:formula="of:=CONCATENATE(&quot;select column_name from information_schema.columns where table_name = '&quot;; [.B42]; &quot;' and column_name not in (select column_name from information_schema.columns where table_name = '&quot;; [.A42]; &quot;');&quot;)" office:value-type="string" office:string-value="select column_name from information_schema.columns where table_name = 'activity_log_ipa_assignment_navigations' and column_name not in (select column_name from information_schema.columns where table_name = 'activity_log_ipa_assignment_navigation_history');" calcext:value-type="string">
            <text:p>select column_name from information_schema.columns where table_name = 'activity_log_ipa_assignment_navigations' and column_name not in (select column_name from information_schema.columns where table_name = 'activity_log_ipa_assignment_navigation_history'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tivity_log_ipa_assignment_phone_screen_history</text:p>
          </table:table-cell>
          <table:table-cell office:value-type="string" calcext:value-type="string">
            <text:p>activity_log_ipa_assignment_phone_screens</text:p>
          </table:table-cell>
          <table:table-cell table:formula="of:=CONCATENATE(&quot;select column_name from information_schema.columns where table_name = '&quot;; [.B43]; &quot;' and column_name not in (select column_name from information_schema.columns where table_name = '&quot;; [.A43]; &quot;');&quot;)" office:value-type="string" office:string-value="select column_name from information_schema.columns where table_name = 'activity_log_ipa_assignment_phone_screens' and column_name not in (select column_name from information_schema.columns where table_name = 'activity_log_ipa_assignment_phone_screen_history');" calcext:value-type="string">
            <text:p>select column_name from information_schema.columns where table_name = 'activity_log_ipa_assignment_phone_screens' and column_name not in (select column_name from information_schema.columns where table_name = 'activity_log_ipa_assignment_phone_screen_history'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tivity_log_ipa_assignment_protocol_deviation_history</text:p>
          </table:table-cell>
          <table:table-cell office:value-type="string" calcext:value-type="string">
            <text:p>activity_log_ipa_assignment_protocol_deviations</text:p>
          </table:table-cell>
          <table:table-cell table:formula="of:=CONCATENATE(&quot;select column_name from information_schema.columns where table_name = '&quot;; [.B44]; &quot;' and column_name not in (select column_name from information_schema.columns where table_name = '&quot;; [.A44]; &quot;');&quot;)" office:value-type="string" office:string-value="select column_name from information_schema.columns where table_name = 'activity_log_ipa_assignment_protocol_deviations' and column_name not in (select column_name from information_schema.columns where table_name = 'activity_log_ipa_assignment_protocol_deviation_history');" calcext:value-type="string">
            <text:p>select column_name from information_schema.columns where table_name = 'activity_log_ipa_assignment_protocol_deviations' and column_name not in (select column_name from information_schema.columns where table_name = 'activity_log_ipa_assignment_protocol_deviation_history'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tivity_log_ipa_assignment_session_filestore_history</text:p>
          </table:table-cell>
          <table:table-cell office:value-type="string" calcext:value-type="string">
            <text:p>activity_log_ipa_assignment_session_filestores</text:p>
          </table:table-cell>
          <table:table-cell table:formula="of:=CONCATENATE(&quot;select column_name from information_schema.columns where table_name = '&quot;; [.B45]; &quot;' and column_name not in (select column_name from information_schema.columns where table_name = '&quot;; [.A45]; &quot;');&quot;)" office:value-type="string" office:string-value="select column_name from information_schema.columns where table_name = 'activity_log_ipa_assignment_session_filestores' and column_name not in (select column_name from information_schema.columns where table_name = 'activity_log_ipa_assignment_session_filestore_history');" calcext:value-type="string">
            <text:p>select column_name from information_schema.columns where table_name = 'activity_log_ipa_assignment_session_filestores' and column_name not in (select column_name from information_schema.columns where table_name = 'activity_log_ipa_assignment_session_filestore_history'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ergency_contact_history</text:p>
          </table:table-cell>
          <table:table-cell office:value-type="string" calcext:value-type="string">
            <text:p>emergency_contacts</text:p>
          </table:table-cell>
          <table:table-cell table:formula="of:=CONCATENATE(&quot;select column_name from information_schema.columns where table_name = '&quot;; [.B46]; &quot;' and column_name not in (select column_name from information_schema.columns where table_name = '&quot;; [.A46]; &quot;');&quot;)" office:value-type="string" office:string-value="select column_name from information_schema.columns where table_name = 'emergency_contacts' and column_name not in (select column_name from information_schema.columns where table_name = 'emergency_contact_history');" calcext:value-type="string">
            <text:p>select column_name from information_schema.columns where table_name = 'emergency_contacts' and column_name not in (select column_name from information_schema.columns where table_name = 'emergency_contact_history'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pa_adverse_event_history</text:p>
          </table:table-cell>
          <table:table-cell office:value-type="string" calcext:value-type="string">
            <text:p>ipa_adverse_events</text:p>
          </table:table-cell>
          <table:table-cell table:formula="of:=CONCATENATE(&quot;select column_name from information_schema.columns where table_name = '&quot;; [.B47]; &quot;' and column_name not in (select column_name from information_schema.columns where table_name = '&quot;; [.A47]; &quot;');&quot;)" office:value-type="string" office:string-value="select column_name from information_schema.columns where table_name = 'ipa_adverse_events' and column_name not in (select column_name from information_schema.columns where table_name = 'ipa_adverse_event_history');" calcext:value-type="string">
            <text:p>select column_name from information_schema.columns where table_name = 'ipa_adverse_events' and column_name not in (select column_name from information_schema.columns where table_name = 'ipa_adverse_event_history'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pa_appointment_history</text:p>
          </table:table-cell>
          <table:table-cell office:value-type="string" calcext:value-type="string">
            <text:p>ipa_appointments</text:p>
          </table:table-cell>
          <table:table-cell table:formula="of:=CONCATENATE(&quot;select column_name from information_schema.columns where table_name = '&quot;; [.B48]; &quot;' and column_name not in (select column_name from information_schema.columns where table_name = '&quot;; [.A48]; &quot;');&quot;)" office:value-type="string" office:string-value="select column_name from information_schema.columns where table_name = 'ipa_appointments' and column_name not in (select column_name from information_schema.columns where table_name = 'ipa_appointment_history');" calcext:value-type="string">
            <text:p>select column_name from information_schema.columns where table_name = 'ipa_appointments' and column_name not in (select column_name from information_schema.columns where table_name = 'ipa_appointment_history'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pa_assignment_history</text:p>
          </table:table-cell>
          <table:table-cell office:value-type="string" calcext:value-type="string">
            <text:p>ipa_assignments</text:p>
          </table:table-cell>
          <table:table-cell table:formula="of:=CONCATENATE(&quot;select column_name from information_schema.columns where table_name = '&quot;; [.B49]; &quot;' and column_name not in (select column_name from information_schema.columns where table_name = '&quot;; [.A49]; &quot;');&quot;)" office:value-type="string" office:string-value="select column_name from information_schema.columns where table_name = 'ipa_assignments' and column_name not in (select column_name from information_schema.columns where table_name = 'ipa_assignment_history');" calcext:value-type="string">
            <text:p>select column_name from information_schema.columns where table_name = 'ipa_assignments' and column_name not in (select column_name from information_schema.columns where table_name = 'ipa_assignment_history'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pa_consent_mailing_history</text:p>
          </table:table-cell>
          <table:table-cell office:value-type="string" calcext:value-type="string">
            <text:p>ipa_consent_mailings</text:p>
          </table:table-cell>
          <table:table-cell table:formula="of:=CONCATENATE(&quot;select column_name from information_schema.columns where table_name = '&quot;; [.B50]; &quot;' and column_name not in (select column_name from information_schema.columns where table_name = '&quot;; [.A50]; &quot;');&quot;)" office:value-type="string" office:string-value="select column_name from information_schema.columns where table_name = 'ipa_consent_mailings' and column_name not in (select column_name from information_schema.columns where table_name = 'ipa_consent_mailing_history');" calcext:value-type="string">
            <text:p>select column_name from information_schema.columns where table_name = 'ipa_consent_mailings' and column_name not in (select column_name from information_schema.columns where table_name = 'ipa_consent_mailing_history'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pa_file_creator_history</text:p>
          </table:table-cell>
          <table:table-cell office:value-type="string" calcext:value-type="string">
            <text:p>ipa_file_creators</text:p>
          </table:table-cell>
          <table:table-cell table:formula="of:=CONCATENATE(&quot;select column_name from information_schema.columns where table_name = '&quot;; [.B51]; &quot;' and column_name not in (select column_name from information_schema.columns where table_name = '&quot;; [.A51]; &quot;');&quot;)" office:value-type="string" office:string-value="select column_name from information_schema.columns where table_name = 'ipa_file_creators' and column_name not in (select column_name from information_schema.columns where table_name = 'ipa_file_creator_history');" calcext:value-type="string">
            <text:p>select column_name from information_schema.columns where table_name = 'ipa_file_creators' and column_name not in (select column_name from information_schema.columns where table_name = 'ipa_file_creator_history'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pa_hotel_history</text:p>
          </table:table-cell>
          <table:table-cell office:value-type="string" calcext:value-type="string">
            <text:p>ipa_hotels</text:p>
          </table:table-cell>
          <table:table-cell table:formula="of:=CONCATENATE(&quot;select column_name from information_schema.columns where table_name = '&quot;; [.B52]; &quot;' and column_name not in (select column_name from information_schema.columns where table_name = '&quot;; [.A52]; &quot;');&quot;)" office:value-type="string" office:string-value="select column_name from information_schema.columns where table_name = 'ipa_hotels' and column_name not in (select column_name from information_schema.columns where table_name = 'ipa_hotel_history');" calcext:value-type="string">
            <text:p>select column_name from information_schema.columns where table_name = 'ipa_hotels' and column_name not in (select column_name from information_schema.columns where table_name = 'ipa_hotel_history'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pa_inex_checklist_history</text:p>
          </table:table-cell>
          <table:table-cell office:value-type="string" calcext:value-type="string">
            <text:p>ipa_inex_checklists</text:p>
          </table:table-cell>
          <table:table-cell table:formula="of:=CONCATENATE(&quot;select column_name from information_schema.columns where table_name = '&quot;; [.B53]; &quot;' and column_name not in (select column_name from information_schema.columns where table_name = '&quot;; [.A53]; &quot;');&quot;)" office:value-type="string" office:string-value="select column_name from information_schema.columns where table_name = 'ipa_inex_checklists' and column_name not in (select column_name from information_schema.columns where table_name = 'ipa_inex_checklist_history');" calcext:value-type="string">
            <text:p>select column_name from information_schema.columns where table_name = 'ipa_inex_checklists' and column_name not in (select column_name from information_schema.columns where table_name = 'ipa_inex_checklist_history'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pa_initial_screening_history</text:p>
          </table:table-cell>
          <table:table-cell office:value-type="string" calcext:value-type="string">
            <text:p>ipa_initial_screenings</text:p>
          </table:table-cell>
          <table:table-cell table:formula="of:=CONCATENATE(&quot;select column_name from information_schema.columns where table_name = '&quot;; [.B54]; &quot;' and column_name not in (select column_name from information_schema.columns where table_name = '&quot;; [.A54]; &quot;');&quot;)" office:value-type="string" office:string-value="select column_name from information_schema.columns where table_name = 'ipa_initial_screenings' and column_name not in (select column_name from information_schema.columns where table_name = 'ipa_initial_screening_history');" calcext:value-type="string">
            <text:p>select column_name from information_schema.columns where table_name = 'ipa_initial_screenings' and column_name not in (select column_name from information_schema.columns where table_name = 'ipa_initial_screening_history'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pa_payment_history</text:p>
          </table:table-cell>
          <table:table-cell office:value-type="string" calcext:value-type="string">
            <text:p>ipa_payments</text:p>
          </table:table-cell>
          <table:table-cell table:formula="of:=CONCATENATE(&quot;select column_name from information_schema.columns where table_name = '&quot;; [.B55]; &quot;' and column_name not in (select column_name from information_schema.columns where table_name = '&quot;; [.A55]; &quot;');&quot;)" office:value-type="string" office:string-value="select column_name from information_schema.columns where table_name = 'ipa_payments' and column_name not in (select column_name from information_schema.columns where table_name = 'ipa_payment_history');" calcext:value-type="string">
            <text:p>select column_name from information_schema.columns where table_name = 'ipa_payments' and column_name not in (select column_name from information_schema.columns where table_name = 'ipa_payment_history'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pa_protocol_deviation_history</text:p>
          </table:table-cell>
          <table:table-cell office:value-type="string" calcext:value-type="string">
            <text:p>ipa_protocol_deviations</text:p>
          </table:table-cell>
          <table:table-cell table:formula="of:=CONCATENATE(&quot;select column_name from information_schema.columns where table_name = '&quot;; [.B56]; &quot;' and column_name not in (select column_name from information_schema.columns where table_name = '&quot;; [.A56]; &quot;');&quot;)" office:value-type="string" office:string-value="select column_name from information_schema.columns where table_name = 'ipa_protocol_deviations' and column_name not in (select column_name from information_schema.columns where table_name = 'ipa_protocol_deviation_history');" calcext:value-type="string">
            <text:p>select column_name from information_schema.columns where table_name = 'ipa_protocol_deviations' and column_name not in (select column_name from information_schema.columns where table_name = 'ipa_protocol_deviation_history'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pa_ps_football_experience_history</text:p>
          </table:table-cell>
          <table:table-cell office:value-type="string" calcext:value-type="string">
            <text:p>ipa_ps_football_experiences</text:p>
          </table:table-cell>
          <table:table-cell table:formula="of:=CONCATENATE(&quot;select column_name from information_schema.columns where table_name = '&quot;; [.B57]; &quot;' and column_name not in (select column_name from information_schema.columns where table_name = '&quot;; [.A57]; &quot;');&quot;)" office:value-type="string" office:string-value="select column_name from information_schema.columns where table_name = 'ipa_ps_football_experiences' and column_name not in (select column_name from information_schema.columns where table_name = 'ipa_ps_football_experience_history');" calcext:value-type="string">
            <text:p>select column_name from information_schema.columns where table_name = 'ipa_ps_football_experiences' and column_name not in (select column_name from information_schema.columns where table_name = 'ipa_ps_football_experience_history'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pa_ps_health_history</text:p>
          </table:table-cell>
          <table:table-cell office:value-type="string" calcext:value-type="string">
            <text:p>ipa_ps_healths</text:p>
          </table:table-cell>
          <table:table-cell table:formula="of:=CONCATENATE(&quot;select column_name from information_schema.columns where table_name = '&quot;; [.B58]; &quot;' and column_name not in (select column_name from information_schema.columns where table_name = '&quot;; [.A58]; &quot;');&quot;)" office:value-type="string" office:string-value="select column_name from information_schema.columns where table_name = 'ipa_ps_healths' and column_name not in (select column_name from information_schema.columns where table_name = 'ipa_ps_health_history');" calcext:value-type="string">
            <text:p>select column_name from information_schema.columns where table_name = 'ipa_ps_healths' and column_name not in (select column_name from information_schema.columns where table_name = 'ipa_ps_health_history'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pa_ps_informant_detail_history</text:p>
          </table:table-cell>
          <table:table-cell office:value-type="string" calcext:value-type="string">
            <text:p>ipa_ps_informant_details</text:p>
          </table:table-cell>
          <table:table-cell table:formula="of:=CONCATENATE(&quot;select column_name from information_schema.columns where table_name = '&quot;; [.B59]; &quot;' and column_name not in (select column_name from information_schema.columns where table_name = '&quot;; [.A59]; &quot;');&quot;)" office:value-type="string" office:string-value="select column_name from information_schema.columns where table_name = 'ipa_ps_informant_details' and column_name not in (select column_name from information_schema.columns where table_name = 'ipa_ps_informant_detail_history');" calcext:value-type="string">
            <text:p>select column_name from information_schema.columns where table_name = 'ipa_ps_informant_details' and column_name not in (select column_name from information_schema.columns where table_name = 'ipa_ps_informant_detail_history'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pa_ps_initial_screening_history</text:p>
          </table:table-cell>
          <table:table-cell office:value-type="string" calcext:value-type="string">
            <text:p>ipa_ps_initial_screenings</text:p>
          </table:table-cell>
          <table:table-cell table:formula="of:=CONCATENATE(&quot;select column_name from information_schema.columns where table_name = '&quot;; [.B60]; &quot;' and column_name not in (select column_name from information_schema.columns where table_name = '&quot;; [.A60]; &quot;');&quot;)" office:value-type="string" office:string-value="select column_name from information_schema.columns where table_name = 'ipa_ps_initial_screenings' and column_name not in (select column_name from information_schema.columns where table_name = 'ipa_ps_initial_screening_history');" calcext:value-type="string">
            <text:p>select column_name from information_schema.columns where table_name = 'ipa_ps_initial_screenings' and column_name not in (select column_name from information_schema.columns where table_name = 'ipa_ps_initial_screening_history'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pa_ps_mri_history</text:p>
          </table:table-cell>
          <table:table-cell office:value-type="string" calcext:value-type="string">
            <text:p>ipa_ps_mris</text:p>
          </table:table-cell>
          <table:table-cell table:formula="of:=CONCATENATE(&quot;select column_name from information_schema.columns where table_name = '&quot;; [.B61]; &quot;' and column_name not in (select column_name from information_schema.columns where table_name = '&quot;; [.A61]; &quot;');&quot;)" office:value-type="string" office:string-value="select column_name from information_schema.columns where table_name = 'ipa_ps_mris' and column_name not in (select column_name from information_schema.columns where table_name = 'ipa_ps_mri_history');" calcext:value-type="string">
            <text:p>select column_name from information_schema.columns where table_name = 'ipa_ps_mris' and column_name not in (select column_name from information_schema.columns where table_name = 'ipa_ps_mri_history'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pa_ps_size_history</text:p>
          </table:table-cell>
          <table:table-cell office:value-type="string" calcext:value-type="string">
            <text:p>ipa_ps_sizes</text:p>
          </table:table-cell>
          <table:table-cell table:formula="of:=CONCATENATE(&quot;select column_name from information_schema.columns where table_name = '&quot;; [.B62]; &quot;' and column_name not in (select column_name from information_schema.columns where table_name = '&quot;; [.A62]; &quot;');&quot;)" office:value-type="string" office:string-value="select column_name from information_schema.columns where table_name = 'ipa_ps_sizes' and column_name not in (select column_name from information_schema.columns where table_name = 'ipa_ps_size_history');" calcext:value-type="string">
            <text:p>select column_name from information_schema.columns where table_name = 'ipa_ps_sizes' and column_name not in (select column_name from information_schema.columns where table_name = 'ipa_ps_size_history'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pa_ps_sleep_history</text:p>
          </table:table-cell>
          <table:table-cell office:value-type="string" calcext:value-type="string">
            <text:p>ipa_ps_sleeps</text:p>
          </table:table-cell>
          <table:table-cell table:formula="of:=CONCATENATE(&quot;select column_name from information_schema.columns where table_name = '&quot;; [.B63]; &quot;' and column_name not in (select column_name from information_schema.columns where table_name = '&quot;; [.A63]; &quot;');&quot;)" office:value-type="string" office:string-value="select column_name from information_schema.columns where table_name = 'ipa_ps_sleeps' and column_name not in (select column_name from information_schema.columns where table_name = 'ipa_ps_sleep_history');" calcext:value-type="string">
            <text:p>select column_name from information_schema.columns where table_name = 'ipa_ps_sleeps' and column_name not in (select column_name from information_schema.columns where table_name = 'ipa_ps_sleep_history'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pa_ps_tmoca_history</text:p>
          </table:table-cell>
          <table:table-cell office:value-type="string" calcext:value-type="string">
            <text:p>ipa_ps_tmocas</text:p>
          </table:table-cell>
          <table:table-cell table:formula="of:=CONCATENATE(&quot;select column_name from information_schema.columns where table_name = '&quot;; [.B64]; &quot;' and column_name not in (select column_name from information_schema.columns where table_name = '&quot;; [.A64]; &quot;');&quot;)" office:value-type="string" office:string-value="select column_name from information_schema.columns where table_name = 'ipa_ps_tmocas' and column_name not in (select column_name from information_schema.columns where table_name = 'ipa_ps_tmoca_history');" calcext:value-type="string">
            <text:p>select column_name from information_schema.columns where table_name = 'ipa_ps_tmocas' and column_name not in (select column_name from information_schema.columns where table_name = 'ipa_ps_tmoca_history'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pa_ps_tms_test_history</text:p>
          </table:table-cell>
          <table:table-cell office:value-type="string" calcext:value-type="string">
            <text:p>ipa_ps_tms_tests</text:p>
          </table:table-cell>
          <table:table-cell table:formula="of:=CONCATENATE(&quot;select column_name from information_schema.columns where table_name = '&quot;; [.B65]; &quot;' and column_name not in (select column_name from information_schema.columns where table_name = '&quot;; [.A65]; &quot;');&quot;)" office:value-type="string" office:string-value="select column_name from information_schema.columns where table_name = 'ipa_ps_tms_tests' and column_name not in (select column_name from information_schema.columns where table_name = 'ipa_ps_tms_test_history');" calcext:value-type="string">
            <text:p>select column_name from information_schema.columns where table_name = 'ipa_ps_tms_tests' and column_name not in (select column_name from information_schema.columns where table_name = 'ipa_ps_tms_test_history'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pa_recruitment_history</text:p>
          </table:table-cell>
          <table:table-cell office:value-type="string" calcext:value-type="string">
            <text:p>ipa_recruitment_ranks</text:p>
          </table:table-cell>
          <table:table-cell table:formula="of:=CONCATENATE(&quot;select column_name from information_schema.columns where table_name = '&quot;; [.B66]; &quot;' and column_name not in (select column_name from information_schema.columns where table_name = '&quot;; [.A66]; &quot;');&quot;)" office:value-type="string" office:string-value="select column_name from information_schema.columns where table_name = 'ipa_recruitment_ranks' and column_name not in (select column_name from information_schema.columns where table_name = 'ipa_recruitment_history');" calcext:value-type="string">
            <text:p>select column_name from information_schema.columns where table_name = 'ipa_recruitment_ranks' and column_name not in (select column_name from information_schema.columns where table_name = 'ipa_recruitment_history'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pa_screening_history</text:p>
          </table:table-cell>
          <table:table-cell office:value-type="string" calcext:value-type="string">
            <text:p>ipa_screenings</text:p>
          </table:table-cell>
          <table:table-cell table:formula="of:=CONCATENATE(&quot;select column_name from information_schema.columns where table_name = '&quot;; [.B67]; &quot;' and column_name not in (select column_name from information_schema.columns where table_name = '&quot;; [.A67]; &quot;');&quot;)" office:value-type="string" office:string-value="select column_name from information_schema.columns where table_name = 'ipa_screenings' and column_name not in (select column_name from information_schema.columns where table_name = 'ipa_screening_history');" calcext:value-type="string">
            <text:p>select column_name from information_schema.columns where table_name = 'ipa_screenings' and column_name not in (select column_name from information_schema.columns where table_name = 'ipa_screening_history'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pa_station_contact_history</text:p>
          </table:table-cell>
          <table:table-cell office:value-type="string" calcext:value-type="string">
            <text:p>ipa_station_contacts</text:p>
          </table:table-cell>
          <table:table-cell table:formula="of:=CONCATENATE(&quot;select column_name from information_schema.columns where table_name = '&quot;; [.B68]; &quot;' and column_name not in (select column_name from information_schema.columns where table_name = '&quot;; [.A68]; &quot;');&quot;)" office:value-type="string" office:string-value="select column_name from information_schema.columns where table_name = 'ipa_station_contacts' and column_name not in (select column_name from information_schema.columns where table_name = 'ipa_station_contact_history');" calcext:value-type="string">
            <text:p>select column_name from information_schema.columns where table_name = 'ipa_station_contacts' and column_name not in (select column_name from information_schema.columns where table_name = 'ipa_station_contact_history'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pa_survey_history</text:p>
          </table:table-cell>
          <table:table-cell office:value-type="string" calcext:value-type="string">
            <text:p>ipa_surveys</text:p>
          </table:table-cell>
          <table:table-cell table:formula="of:=CONCATENATE(&quot;select column_name from information_schema.columns where table_name = '&quot;; [.B69]; &quot;' and column_name not in (select column_name from information_schema.columns where table_name = '&quot;; [.A69]; &quot;');&quot;)" office:value-type="string" office:string-value="select column_name from information_schema.columns where table_name = 'ipa_surveys' and column_name not in (select column_name from information_schema.columns where table_name = 'ipa_survey_history');" calcext:value-type="string">
            <text:p>select column_name from information_schema.columns where table_name = 'ipa_surveys' and column_name not in (select column_name from information_schema.columns where table_name = 'ipa_survey_history'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pa_transportation_history</text:p>
          </table:table-cell>
          <table:table-cell office:value-type="string" calcext:value-type="string">
            <text:p>ipa_transportations</text:p>
          </table:table-cell>
          <table:table-cell table:formula="of:=CONCATENATE(&quot;select column_name from information_schema.columns where table_name = '&quot;; [.B70]; &quot;' and column_name not in (select column_name from information_schema.columns where table_name = '&quot;; [.A70]; &quot;');&quot;)" office:value-type="string" office:string-value="select column_name from information_schema.columns where table_name = 'ipa_transportations' and column_name not in (select column_name from information_schema.columns where table_name = 'ipa_transportation_history');" calcext:value-type="string">
            <text:p>select column_name from information_schema.columns where table_name = 'ipa_transportations' and column_name not in (select column_name from information_schema.columns where table_name = 'ipa_transportation_history'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pa_withdrawal_history</text:p>
          </table:table-cell>
          <table:table-cell office:value-type="string" calcext:value-type="string">
            <text:p>ipa_withdrawals</text:p>
          </table:table-cell>
          <table:table-cell table:formula="of:=CONCATENATE(&quot;select column_name from information_schema.columns where table_name = '&quot;; [.B71]; &quot;' and column_name not in (select column_name from information_schema.columns where table_name = '&quot;; [.A71]; &quot;');&quot;)" office:value-type="string" office:string-value="select column_name from information_schema.columns where table_name = 'ipa_withdrawals' and column_name not in (select column_name from information_schema.columns where table_name = 'ipa_withdrawal_history');" calcext:value-type="string">
            <text:p>select column_name from information_schema.columns where table_name = 'ipa_withdrawals' and column_name not in (select column_name from information_schema.columns where table_name = 'ipa_withdrawal_history'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rn_number_history</text:p>
          </table:table-cell>
          <table:table-cell office:value-type="string" calcext:value-type="string">
            <text:p>mrn_numbers</text:p>
          </table:table-cell>
          <table:table-cell table:formula="of:=CONCATENATE(&quot;select column_name from information_schema.columns where table_name = '&quot;; [.B72]; &quot;' and column_name not in (select column_name from information_schema.columns where table_name = '&quot;; [.A72]; &quot;');&quot;)" office:value-type="string" office:string-value="select column_name from information_schema.columns where table_name = 'mrn_numbers' and column_name not in (select column_name from information_schema.columns where table_name = 'mrn_number_history');" calcext:value-type="string">
            <text:p>select column_name from information_schema.columns where table_name = 'mrn_numbers' and column_name not in (select column_name from information_schema.columns where table_name = 'mrn_number_history');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 Ayres</meta:initial-creator>
    <meta:creation-date>2018-11-13T13:01:25.825738344</meta:creation-date>
    <dc:date>2018-11-13T19:03:45.011644135</dc:date>
    <dc:creator>Phil Ayres</dc:creator>
    <meta:editing-duration>PT1H50M57S</meta:editing-duration>
    <meta:editing-cycles>3</meta:editing-cycles>
    <meta:generator>LibreOffice/5.1.6.2$Linux_X86_64 LibreOffice_project/10m0$Build-2</meta:generator>
    <meta:document-statistic meta:table-count="1" meta:cell-count="197" meta:object-count="0"/>
  </office:meta>
</office:document-meta>
</file>